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J&amp;J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63">
            <text:p>163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6">
            <text:p>6,00%</text:p>
          </table:table-cell>
          <table:table-cell table:style-name="Default"/>
          <table:table-cell table:style-name="ce6" table:formula="of:=[.D21]+[.D20]" office:value-type="currency" office:currency="USD" office:value="268.497421806846">
            <text:p>$268,50</text:p>
          </table:table-cell>
          <table:table-cell table:style-name="ce6" table:formula="of:=[.F2]-[.B3]/[.B4]" office:value-type="currency" office:currency="USD" office:value="261.178272870675">
            <text:p>$261,18</text:p>
          </table:table-cell>
          <table:table-cell table:style-name="ce16" table:formula="of:=[.G2]/1.07" office:value-type="currency" office:currency="EUR" office:value="244.09184380437">
            <text:p>244,09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9.264">
            <text:p>19,264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75">
            <text:p>7,50%</text:p>
          </table:table-cell>
          <table:table-cell table:style-name="Default"/>
          <table:table-cell table:style-name="ce8" table:formula="of:=[.G20]+[.G21]" office:value-type="currency" office:currency="USD" office:value="195.939383020171">
            <text:p>$195,94</text:p>
          </table:table-cell>
          <table:table-cell table:style-name="ce8" table:formula="of:=[.F3]-[.B3]/[.B4]" office:value-type="currency" office:currency="USD" office:value="188.620234084">
            <text:p>$188,62</text:p>
          </table:table-cell>
          <table:table-cell table:style-name="ce17" table:formula="of:=[.G3]/1.07" office:value-type="currency" office:currency="EUR" office:value="176.280592601869">
            <text:p>176,28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78.763569970014">
            <text:p>178,7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632">
            <text:p>2,63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09">
            <text:p>9,00%</text:p>
          </table:table-cell>
          <table:table-cell table:style-name="Default"/>
          <table:table-cell table:style-name="ce14" table:formula="of:=[.J20]+[.J21]" office:value-type="currency" office:currency="USD" office:value="136.665273153068">
            <text:p>$136,67</text:p>
          </table:table-cell>
          <table:table-cell table:style-name="ce15" table:formula="of:=[.F4]-[.B3]/[.B4]" office:value-type="currency" office:currency="USD" office:value="129.346124216897">
            <text:p>$129,35</text:p>
          </table:table-cell>
          <table:table-cell table:style-name="ce18" table:formula="of:=[.G4]/1.07" office:value-type="currency" office:currency="EUR" office:value="120.884228240091">
            <text:p>120,88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87">
            <text:p>$6,8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Hold</text:p>
          </table:table-cell>
          <table:table-cell table:style-name="ce5" office:value-type="float" office:value="3.32">
            <text:p>3,32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3.435">
            <text:p>$3,44</text:p>
          </table:table-cell>
          <table:table-cell table:style-name="ce6"/>
          <table:table-cell table:style-name="ce6" table:formula="of:=[.B9]/(1+[.D2])^(1/4)" office:value-type="currency" office:currency="USD" office:value="3.38532427239583">
            <text:p>$3,39</text:p>
          </table:table-cell>
          <table:table-cell table:style-name="ce8" table:formula="of:=[.B5]/2" office:value-type="currency" office:currency="USD" office:value="3.435">
            <text:p>$3,44</text:p>
          </table:table-cell>
          <table:table-cell table:style-name="ce8"/>
          <table:table-cell table:style-name="ce8" table:formula="of:=[.E9]/(1+[.D3])^(1/4)" office:value-type="currency" office:currency="USD" office:value="3.37345270114276">
            <text:p>$3,37</text:p>
          </table:table-cell>
          <table:table-cell table:style-name="ce9" table:formula="of:=[.B5]/2" office:value-type="currency" office:currency="USD" office:value="3.435">
            <text:p>$3,44</text:p>
          </table:table-cell>
          <table:table-cell table:style-name="ce9"/>
          <table:table-cell table:style-name="ce9" table:formula="of:=[.H9]/(1+[.D4])^(1/4)" office:value-type="currency" office:currency="USD" office:value="3.36178640758727">
            <text:p>$3,3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10.305">
            <text:p>$10,31</text:p>
          </table:table-cell>
          <table:table-cell office:value-type="percentage" office:value="0.5">
            <text:p>50,00%</text:p>
          </table:table-cell>
          <table:table-cell table:formula="of:=[.B10]/(1+[.$D$2])^[.A10]" office:value-type="currency" office:currency="USD" office:value="9.72169811320755">
            <text:p>$9,72</text:p>
          </table:table-cell>
          <table:table-cell table:formula="of:=[.B5]*(1+[.F10])" office:value-type="currency" office:currency="USD" office:value="10.0989">
            <text:p>$10,10</text:p>
          </table:table-cell>
          <table:table-cell office:value-type="percentage" office:value="0.47">
            <text:p>47,00%</text:p>
          </table:table-cell>
          <table:table-cell table:formula="of:=[.E10]/(1+[.$D$3])^[.A10]" office:value-type="currency" office:currency="USD" office:value="9.39432558139535">
            <text:p>$9,39</text:p>
          </table:table-cell>
          <table:table-cell table:formula="of:=[.B5]*(1+[.I10])" office:value-type="currency" office:currency="USD" office:value="8.7249">
            <text:p>$8,72</text:p>
          </table:table-cell>
          <table:table-cell office:value-type="percentage" office:value="0.27">
            <text:p>27,00%</text:p>
          </table:table-cell>
          <table:table-cell table:formula="of:=[.H10]/(1+[.$D$4])^[.A10]" office:value-type="currency" office:currency="USD" office:value="8.00449541284404">
            <text:p>$8,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11.1294">
            <text:p>$11,13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USD" office:value="9.90512637949448">
            <text:p>$9,91</text:p>
          </table:table-cell>
          <table:table-cell table:formula="of:=[.E10]*(1+[.F11])" office:value-type="currency" office:currency="USD" office:value="10.603845">
            <text:p>$10,60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9.17585289345592">
            <text:p>$9,18</text:p>
          </table:table-cell>
          <table:table-cell table:formula="of:=[.H10]*(1+[.I11])" office:value-type="currency" office:currency="USD" office:value="8.899398">
            <text:p>$8,90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7.49044524871644">
            <text:p>$7,4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12.131046">
            <text:p>$12,13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USD" office:value="10.1854601449519">
            <text:p>$10,19</text:p>
          </table:table-cell>
          <table:table-cell table:formula="of:=[.E11]*(1+[.F12])" office:value-type="currency" office:currency="USD" office:value="10.92196035">
            <text:p>$10,92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8.79174742349731">
            <text:p>$8,79</text:p>
          </table:table-cell>
          <table:table-cell table:formula="of:=[.H11]*(1+[.I12])" office:value-type="currency" office:currency="USD" office:value="9.25537392">
            <text:p>$9,26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USD" office:value="7.14684684281201">
            <text:p>$7,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12.7375983">
            <text:p>$12,74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10.0893708983014">
            <text:p>$10,09</text:p>
          </table:table-cell>
          <table:table-cell table:formula="of:=[.E12]*(1+[.F13])" office:value-type="currency" office:currency="USD" office:value="11.2496191605">
            <text:p>$11,25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8.42372078716486">
            <text:p>$8,42</text:p>
          </table:table-cell>
          <table:table-cell table:formula="of:=[.H12]*(1+[.I13])" office:value-type="currency" office:currency="USD" office:value="9.4404813984">
            <text:p>$9,44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6.68787502721858">
            <text:p>$6,6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13.374478215">
            <text:p>$13,37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9.99418815397779">
            <text:p>$9,99</text:p>
          </table:table-cell>
          <table:table-cell table:formula="of:=[.E13]*(1+[.F14])" office:value-type="currency" office:currency="USD" office:value="11.587107735315">
            <text:p>$11,59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8.07109991700447">
            <text:p>$8,07</text:p>
          </table:table-cell>
          <table:table-cell table:formula="of:=[.H13]*(1+[.I14])" office:value-type="currency" office:currency="USD" office:value="9.534886212384">
            <text:p>$9,53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6.19702181421171">
            <text:p>$6,2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14.04320212575">
            <text:p>$14,04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9.89990336007234">
            <text:p>$9,90</text:p>
          </table:table-cell>
          <table:table-cell table:formula="of:=[.E14]*(1+[.F15])" office:value-type="currency" office:currency="USD" office:value="11.9347209673745">
            <text:p>$11,93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7.7332399204787">
            <text:p>$7,73</text:p>
          </table:table-cell>
          <table:table-cell table:formula="of:=[.H14]*(1+[.I15])" office:value-type="currency" office:currency="USD" office:value="9.63023507450784">
            <text:p>$9,63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5.74219452509526">
            <text:p>$5,7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14.7453622320375">
            <text:p>$14,75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9.80650804535467">
            <text:p>$9,81</text:p>
          </table:table-cell>
          <table:table-cell table:formula="of:=[.E15]*(1+[.F16])" office:value-type="currency" office:currency="USD" office:value="12.2927625963957">
            <text:p>$12,29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7.40952290055169">
            <text:p>$7,41</text:p>
          </table:table-cell>
          <table:table-cell table:formula="of:=[.H15]*(1+[.I16])" office:value-type="currency" office:currency="USD" office:value="9.72653742525292">
            <text:p>$9,73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5.32074905536349">
            <text:p>$5,3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15.4826303436394">
            <text:p>$15,48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9.7139938185117">
            <text:p>$9,71</text:p>
          </table:table-cell>
          <table:table-cell table:formula="of:=[.E16]*(1+[.F17])" office:value-type="currency" office:currency="USD" office:value="12.6615454742876">
            <text:p>$12,66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7.09935682564487">
            <text:p>$7,10</text:p>
          </table:table-cell>
          <table:table-cell table:formula="of:=[.H16]*(1+[.I17])" office:value-type="currency" office:currency="USD" office:value="9.82380279950545">
            <text:p>$9,82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4.93023536322672">
            <text:p>$4,9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16.2567618608214">
            <text:p>$16,26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9.62235236739367">
            <text:p>$9,62</text:p>
          </table:table-cell>
          <table:table-cell table:formula="of:=[.E17]*(1+[.F18])" office:value-type="currency" office:currency="USD" office:value="13.0413918385162">
            <text:p>$13,04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6.80217444689695">
            <text:p>$6,80</text:p>
          </table:table-cell>
          <table:table-cell table:formula="of:=[.H17]*(1+[.I18])" office:value-type="currency" office:currency="USD" office:value="9.9220408275005">
            <text:p>$9,92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56838322647614">
            <text:p>$4,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17.0695999538624">
            <text:p>$17,07</text:p>
          </table:table-cell>
          <table:table-cell office:value-type="percentage" office:value="0.05">
            <text:p>5,00%</text:p>
          </table:table-cell>
          <table:table-cell table:formula="of:=[.B19]/(1+[.$D$2])^[.A19]" office:value-type="currency" office:currency="USD" office:value="9.53157545826731">
            <text:p>$9,53</text:p>
          </table:table-cell>
          <table:table-cell table:formula="of:=[.E18]*(1+[.F19])" office:value-type="currency" office:currency="USD" office:value="13.4326335936717">
            <text:p>$13,43</text:p>
          </table:table-cell>
          <table:table-cell office:value-type="percentage" office:value="0.03">
            <text:p>3,00%</text:p>
          </table:table-cell>
          <table:table-cell table:formula="of:=[.E19]/(1+[.$D$3])^[.A19]" office:value-type="currency" office:currency="USD" office:value="6.51743226074777">
            <text:p>$6,52</text:p>
          </table:table-cell>
          <table:table-cell table:formula="of:=[.H18]*(1+[.I19])" office:value-type="currency" office:currency="USD" office:value="10.0212612357755">
            <text:p>$10,02</text:p>
          </table:table-cell>
          <table:table-cell office:value-type="percentage" office:value="0.01">
            <text:p>1,00%</text:p>
          </table:table-cell>
          <table:table-cell table:formula="of:=[.H19]/(1+[.$D$4])^[.A19]" office:value-type="currency" office:currency="USD" office:value="4.23308904471642">
            <text:p>$4,23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101.855501011929">
            <text:p>$101,86</text:p>
          </table:table-cell>
          <table:table-cell/>
          <table:table-cell table:style-name="ce8"/>
          <table:table-cell table:formula="of:=SUM([.G9:.G19])" office:value-type="currency" office:currency="USD" office:value="82.7919256579806">
            <text:p>$82,79</text:p>
          </table:table-cell>
          <table:table-cell/>
          <table:table-cell table:style-name="ce9"/>
          <table:table-cell table:formula="of:=SUM([.J9:.J19])" office:value-type="currency" office:currency="USD" office:value="63.6831219682681">
            <text:p>$63,6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307.252799169524">
            <text:p>$307,25</text:p>
          </table:table-cell>
          <table:table-cell table:style-name="ce6"/>
          <table:table-cell table:formula="of:=[.B21]/(1+[.D2])^([.A19]+1/2)" office:value-type="currency" office:currency="USD" office:value="166.641920794917">
            <text:p>$166,64</text:p>
          </table:table-cell>
          <table:table-cell table:formula="of:=[.E19]*[.D5]" office:value-type="currency" office:currency="USD" office:value="241.78740468609">
            <text:p>$241,79</text:p>
          </table:table-cell>
          <table:table-cell table:style-name="ce8"/>
          <table:table-cell table:formula="of:=[.E21]/(1+[.D3])^([.A19]+1/2)" office:value-type="currency" office:currency="USD" office:value="113.14745736219">
            <text:p>$113,15</text:p>
          </table:table-cell>
          <table:table-cell table:formula="of:=[.H19]*[.D5]" office:value-type="currency" office:currency="USD" office:value="180.382702243959">
            <text:p>$180,38</text:p>
          </table:table-cell>
          <table:table-cell table:style-name="ce9"/>
          <table:table-cell table:formula="of:=[.H21]/(1+[.D4])^([.A19]+1/2)" office:value-type="currency" office:currency="USD" office:value="72.9821511847995">
            <text:p>$72,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2:52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2:52:11.91</dc:date>
    <dc:creator>aaa </dc:creator>
    <meta:editing-duration>P2DT16H54M7S</meta:editing-duration>
    <meta:editing-cycles>43</meta:editing-cycles>
    <meta:generator>OpenOffice/4.1.5$Win32 OpenOffice.org_project/415m1$Build-9789</meta:generator>
    <meta:document-statistic meta:table-count="5" meta:cell-count="694" meta:object-count="0"/>
  </office:meta>
</office:document-meta>
</file>